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04aa4" officeooo:paragraph-rsid="00044a7d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044a7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478e" officeooo:paragraph-rsid="00044a7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51c3" officeooo:paragraph-rsid="00044a7d" style:font-weight-asian="normal" style:font-weight-complex="normal"/>
    </style:style>
    <style:style style:name="P5" style:family="paragraph" style:parent-style-name="Standard" style:list-style-name="L8">
      <style:paragraph-properties fo:text-align="start" style:justify-single-word="false"/>
      <style:text-properties style:font-name="Times New Roman" style:text-underline-style="none" fo:font-weight="normal" officeooo:rsid="00044a7d" officeooo:paragraph-rsid="00044a7d" style:font-weight-asian="normal" style:font-weight-complex="normal"/>
    </style:style>
    <style:style style:name="P6" style:family="paragraph" style:parent-style-name="Standard" style:list-style-name="L11">
      <style:paragraph-properties fo:text-align="start" style:justify-single-word="false"/>
      <style:text-properties style:font-name="Times New Roman" style:text-underline-style="none" fo:font-weight="normal" officeooo:rsid="00044a7d" officeooo:paragraph-rsid="00044a7d" style:font-weight-asian="normal" style:font-weight-complex="normal"/>
    </style:style>
    <style:style style:name="P7" style:family="paragraph" style:parent-style-name="Standard" style:list-style-name="L7">
      <style:paragraph-properties fo:text-align="start" style:justify-single-word="false"/>
      <style:text-properties style:font-name="Times New Roman" style:text-underline-style="none" fo:font-weight="normal" officeooo:rsid="00044a7d" officeooo:paragraph-rsid="00044a7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44a7d" officeooo:paragraph-rsid="00044a7d" style:font-weight-asian="normal" style:font-weight-complex="normal"/>
    </style:style>
    <style:style style:name="P9" style:family="paragraph" style:parent-style-name="Standard" style:list-style-name="L12">
      <style:paragraph-properties fo:text-align="start" style:justify-single-word="false"/>
      <style:text-properties style:font-name="Times New Roman" style:text-underline-style="none" fo:font-weight="normal" officeooo:rsid="00044a7d" officeooo:paragraph-rsid="00044a7d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044a7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044a7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16b82" officeooo:paragraph-rsid="00044a7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4478e" officeooo:paragraph-rsid="00044a7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e9f52" officeooo:paragraph-rsid="00044a7d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be309" officeooo:paragraph-rsid="00044a7d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normal" officeooo:rsid="000e9f52" officeooo:paragraph-rsid="00044a7d" style:font-style-asian="italic" style:font-weight-asian="normal" style:font-style-complex="italic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Times New Roman" fo:font-style="normal" style:text-underline-style="none" fo:font-weight="normal" officeooo:rsid="00044a7d" officeooo:paragraph-rsid="00044a7d" style:font-style-asian="normal" style:font-weight-asian="normal" style:font-style-complex="normal" style:font-weight-complex="normal"/>
    </style:style>
    <style:style style:name="T1" style:family="text">
      <style:text-properties officeooo:rsid="001451c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44a7d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51c3" style:font-style-asian="italic" style:font-style-complex="italic"/>
    </style:style>
    <style:style style:name="T6" style:family="text">
      <style:text-properties fo:font-style="italic" officeooo:rsid="00044a7d" style:font-style-asian="italic" style:font-style-complex="italic"/>
    </style:style>
    <style:style style:name="T7" style:family="text">
      <style:text-properties officeooo:rsid="00044a7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7">Information Management </text:span>Exam Notes</text:p>
      <text:p text:style-name="P10"/>
      <text:list xml:id="list3470616252" text:style-name="L2">
        <text:list-item>
          <text:p text:style-name="P1"><text:span text:style-name="T7">1.5 Hour</text:span> Exam</text:p>
        </text:list-item>
        <text:list-item>
          <text:p text:style-name="P1">Answer <text:span text:style-name="T1">2 of 3 Questions</text:span></text:p>
        </text:list-item>
        <text:list-item>
          <text:p text:style-name="P1"><text:span text:style-name="T7">45 mins </text:span>per question</text:p>
        </text:list-item>
      </text:list>
      <text:p text:style-name="P12"/>
      <text:p text:style-name="P12">Notes</text:p>
      <text:p text:style-name="P12"/>
      <text:list xml:id="list525781171" text:style-name="L7">
        <text:list-item>
          <text:p text:style-name="P7">Know UML Class Diagrams</text:p>
        </text:list-item>
        <text:list-item>
          <text:p text:style-name="P7">Know UML Use Case Diagrams</text:p>
        </text:list-item>
        <text:list-item>
          <text:p text:style-name="P7">Know UML Activity Diagrams</text:p>
        </text:list-item>
        <text:list-item>
          <text:p text:style-name="P7">Cardinalities, Named Associations, Subclasses, Roles</text:p>
        </text:list-item>
        <text:list-item>
          <text:p text:style-name="P7">Know XML and DTD Syntax</text:p>
        </text:list-item>
        <text:list-item>
          <text:p text:style-name="P7">Know how to form Xqueries well</text:p>
        </text:list-item>
        <text:list-item>
          <text:p text:style-name="P7">Know basic overview of Linked Data, Semantic Web and RDF</text:p>
        </text:list-item>
      </text:list>
      <text:p text:style-name="P3"/>
      <text:p text:style-name="P13">Layout</text:p>
      <text:p text:style-name="P13"/>
      <text:p text:style-name="P14"/>
      <text:p text:style-name="P3">Q1 –<text:span text:style-name="T2"> </text:span><text:span text:style-name="T3">UML Design</text:span></text:p>
      <text:p text:style-name="P3">Q2 – <text:span text:style-name="T7">XML</text:span></text:p>
      <text:p text:style-name="P3">Q3 – <text:span text:style-name="T7">Linked Data &amp; Semantic Web</text:span></text:p>
      <text:p text:style-name="P3"/>
      <text:p text:style-name="P3"/>
      <text:p text:style-name="P11"><text:span text:style-name="T7">2017 </text:span>Exam:</text:p>
      <text:p text:style-name="P16"/>
      <text:p text:style-name="P2"><text:span text:style-name="T4">Q1 – </text:span><text:span text:style-name="T6">UML</text:span></text:p>
      <text:p text:style-name="P15"/>
      <text:list xml:id="list2069832475" text:style-name="L8">
        <text:list-item>
          <text:p text:style-name="P17">Design UML Model for given system</text:p>
        </text:list-item>
        <text:list-item>
          <text:p text:style-name="P5">6 UML Class Diagrams</text:p>
        </text:list-item>
        <text:list-item>
          <text:p text:style-name="P5">2 UML Use Cases</text:p>
        </text:list-item>
        <text:list-item>
          <text:p text:style-name="P5">2 UML Activity Diagram (based on Use Cases)</text:p>
        </text:list-item>
        <text:list-item>
          <text:p text:style-name="P5">Cardinalities, Named Associations, Roles</text:p>
        </text:list-item>
        <text:list-item>
          <text:p text:style-name="P5">One <text:span text:style-name="T8">Subclass</text:span>, One <text:span text:style-name="T8">Aggregation Association</text:span></text:p>
        </text:list-item>
      </text:list>
      <text:p text:style-name="P4"/>
      <text:p text:style-name="P2"><text:span text:style-name="T4">Q</text:span><text:span text:style-name="T5">2</text:span><text:span text:style-name="T4"> </text:span><text:span text:style-name="T5">- </text:span><text:span text:style-name="T6">XML</text:span></text:p>
      <text:p text:style-name="P15"/>
      <text:list xml:id="list101956828866537" text:continue-numbering="true" text:style-name="L8">
        <text:list-item>
          <text:p text:style-name="P17">Difference between XML Schema and DTD</text:p>
        </text:list-item>
        <text:list-item>
          <text:p text:style-name="P17">Convert XML file to DTD </text:p>
        </text:list-item>
        <text:list-item>
          <text:p text:style-name="P17">Xquery Statements for given statements</text:p>
        </text:list-item>
      </text:list>
      <text:p text:style-name="P2"><text:span text:style-name="T4"/></text:p>
      <text:p text:style-name="P2"><text:span text:style-name="T4"/></text:p>
      <text:p text:style-name="P2"><text:span text:style-name="T4">Q</text:span><text:span text:style-name="T6">3 – Linked Data and Semantic Web</text:span></text:p>
      <text:p text:style-name="P2"/>
      <text:list xml:id="list3545950887" text:style-name="L11">
        <text:list-item>
          <text:p text:style-name="P6">Essay and Diagram type question</text:p>
        </text:list-item>
        <text:list-item>
          <text:p text:style-name="P6">Linked Data</text:p>
        </text:list-item>
        <text:list-item>
          <text:p text:style-name="P6">Semantic Web</text:p>
        </text:list-item>
        <text:list-item>
          <text:p text:style-name="P6">RDF</text:p>
        </text:list-item>
        <text:list-item>
          <text:p text:style-name="P6">Linked Open Data</text:p>
        </text:list-item>
      </text:list>
      <text:p text:style-name="P8"/>
      <text:p text:style-name="P11"><text:soft-page-break/><text:span text:style-name="T7">2016 </text:span>Exam:</text:p>
      <text:p text:style-name="P16"/>
      <text:p text:style-name="P2"><text:span text:style-name="T4">Q1 – </text:span><text:span text:style-name="T6">UML</text:span></text:p>
      <text:p text:style-name="P15"/>
      <text:list xml:id="list101957726858971" text:continue-list="list101956828866537" text:style-name="L8">
        <text:list-item>
          <text:p text:style-name="P17">Design UML Model for given system</text:p>
        </text:list-item>
        <text:list-item>
          <text:p text:style-name="P5">6 UML Class Diagrams</text:p>
        </text:list-item>
        <text:list-item>
          <text:p text:style-name="P5">2 UML Use Cases</text:p>
        </text:list-item>
        <text:list-item>
          <text:p text:style-name="P5">2 UML Activity Diagram (based on Use Cases)</text:p>
        </text:list-item>
        <text:list-item>
          <text:p text:style-name="P5">Cardinalities, Named Associations, Roles</text:p>
        </text:list-item>
        <text:list-item>
          <text:p text:style-name="P5">One <text:span text:style-name="T8">Subclass</text:span>, One <text:span text:style-name="T8">Aggregation Association</text:span></text:p>
        </text:list-item>
      </text:list>
      <text:p text:style-name="P4"/>
      <text:p text:style-name="P2"><text:span text:style-name="T4">Q</text:span><text:span text:style-name="T5">2</text:span><text:span text:style-name="T4"> </text:span><text:span text:style-name="T5">- </text:span><text:span text:style-name="T6">XML</text:span></text:p>
      <text:p text:style-name="P15"/>
      <text:list xml:id="list101957642425855" text:continue-numbering="true" text:style-name="L8">
        <text:list-item>
          <text:p text:style-name="P17">Difference between XML Schema and DTD</text:p>
        </text:list-item>
        <text:list-item>
          <text:p text:style-name="P17">Convert XML file to DTD </text:p>
        </text:list-item>
        <text:list-item>
          <text:p text:style-name="P17">Xquery Statements for given statements</text:p>
        </text:list-item>
      </text:list>
      <text:p text:style-name="P2"><text:span text:style-name="T4"/></text:p>
      <text:p text:style-name="P2"><text:span text:style-name="T4"/></text:p>
      <text:p text:style-name="P2"><text:span text:style-name="T4">Q</text:span><text:span text:style-name="T6">3 – Linked Data and Semantic Web</text:span></text:p>
      <text:p text:style-name="P2"/>
      <text:list xml:id="list411170169" text:style-name="L12">
        <text:list-item>
          <text:p text:style-name="P9">Essay and Diagram type question</text:p>
        </text:list-item>
        <text:list-item>
          <text:p text:style-name="P9">Linked Data</text:p>
        </text:list-item>
        <text:list-item>
          <text:p text:style-name="P9">Semantic Web</text:p>
        </text:list-item>
        <text:list-item>
          <text:p text:style-name="P9">RDF</text:p>
        </text:list-item>
        <text:list-item>
          <text:p text:style-name="P9">Linked Open Da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0:07:27.010682577</meta:creation-date>
    <dc:date>2018-04-10T10:19:56.594859133</dc:date>
    <meta:editing-duration>PT44S</meta:editing-duration>
    <meta:editing-cycles>1</meta:editing-cycles>
    <meta:document-statistic meta:table-count="0" meta:image-count="0" meta:object-count="0" meta:page-count="2" meta:paragraph-count="52" meta:word-count="252" meta:character-count="1274" meta:non-whitespace-character-count="1103"/>
    <meta:generator>LibreOffice/5.4.6.2$Linux_X86_64 LibreOffice_project/40m0$Build-2</meta:generator>
  </office:meta>
</office:document-meta>
</file>